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9_11-08-44_000.jpg</text:p>
          </table:table-cell>
          <table:table-cell table:style-name="ce20" office:value-type="string">
            <text:p>:m RES 1-2*5 / free# JVEMV6 68#_19:s-1 / 68. theoretical-physics(tp) / w=合成；スカラー積；,topics=双対,other=think+,s=~,i=~,doc=r-1-3~5#1</text:p>
          </table:table-cell>
          <table:table-cell table:style-name="ce4"/>
          <table:table-cell table:style-name="ce4"/>
          <table:table-cell table:style-name="ce4" office:value-type="string">
            <text:p>N-35-35-28.710937 E-139-34-48.830566</text:p>
          </table:table-cell>
          <table:table-cell table:style-name="ce38" table:formula="of:=IF([.E2]=&quot;&quot;;[.C2];CONCATENATE([.C2];&quot; / &quot;;[.E2]))" office:value-type="string" office:string-value=":m RES 1-2*5 / free# JVEMV6 68#_19:s-1 / 68. theoretical-physics(tp) / w=合成；スカラー積；,topics=双対,other=think+,s=~,i=~,doc=r-1-3~5#1">
            <text:p>:m RES 1-2*5 / free# JVEMV6 68#_19:s-1 / 68. theoretical-physics(tp) / w=合成；スカラー積；,topics=双対,other=think+,s=~,i=~,doc=r-1-3~5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9_11-09-07_000.jpg</text:p>
          </table:table-cell>
          <table:table-cell table:style-name="ce20" office:value-type="string">
            <text:p>:m RES 3-4*5 / free# JVEMV6 68#_19:s-1 / 68. theoretical-physics(tp) / w=線形汎関数；双対空間,topics=双対,other=~,s=~,i=~,doc=r-1-3~5#1</text:p>
          </table:table-cell>
          <table:table-cell table:style-name="ce4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8" table:formula="of:=IF([.E3]=&quot;&quot;;[.C3];CONCATENATE([.C3];&quot; / &quot;;[.E3]))" office:value-type="string" office:string-value=":m RES 3-4*5 / free# JVEMV6 68#_19:s-1 / 68. theoretical-physics(tp) / w=線形汎関数；双対空間,topics=双対,other=~,s=~,i=~,doc=r-1-3~5#1">
            <text:p>:m RES 3-4*5 / free# JVEMV6 68#_19:s-1 / 68. theoretical-physics(tp) / w=線形汎関数；双対空間,topics=双対,other=~,s=~,i=~,doc=r-1-3~5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9_11-10-02_000.jpg</text:p>
          </table:table-cell>
          <table:table-cell table:style-name="ce20" office:value-type="string">
            <text:p>:m RES 5*5 / free# JVEMV6 68#_19:s-1 / 68. theoretical-physics(tp) / w=~,topics=双対性,other=~,s=~,i=~,doc=r-1-3~5#1</text:p>
          </table:table-cell>
          <table:table-cell table:style-name="ce19"/>
          <table:table-cell table:style-name="ce4"/>
          <table:table-cell table:style-name="ce4" office:value-type="string">
            <text:p>N-35-35-28.463745 E-139-34-48.940429</text:p>
          </table:table-cell>
          <table:table-cell table:style-name="ce38" table:formula="of:=IF([.E4]=&quot;&quot;;[.C4];CONCATENATE([.C4];&quot; / &quot;;[.E4]))" office:value-type="string" office:string-value=":m RES 5*5 / free# JVEMV6 68#_19:s-1 / 68. theoretical-physics(tp) / w=~,topics=双対性,other=~,s=~,i=~,doc=r-1-3~5#1">
            <text:p>:m RES 5*5 / free# JVEMV6 68#_19:s-1 / 68. theoretical-physics(tp) / w=~,topics=双対性,other=~,s=~,i=~,doc=r-1-3~5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9_14-23-13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9121 E-139-34-49.599609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9_17-25-59_000.jpg</text:p>
          </table:table-cell>
          <table:table-cell table:style-name="ce20" office:value-type="string">
            <text:p>:m RES 1*4 / free# JVEMV6 68#_19:s-3 / 68. theoretical-physics(tp) / w=双対基底；内積空間,topics=双対,other=orig+,s=~,i=~,doc=r-1-4~1#1</text:p>
          </table:table-cell>
          <table:table-cell table:style-name="ce19"/>
          <table:table-cell table:style-name="ce4"/>
          <table:table-cell table:style-name="ce4" office:value-type="string">
            <text:p>N-35-35-28.944396 E-139-34-49.599609</text:p>
          </table:table-cell>
          <table:table-cell table:style-name="ce38" table:formula="of:=IF([.E6]=&quot;&quot;;[.C6];CONCATENATE([.C6];&quot; / &quot;;[.E6]))" office:value-type="string" office:string-value=":m RES 1*4 / free# JVEMV6 68#_19:s-3 / 68. theoretical-physics(tp) / w=双対基底；内積空間,topics=双対,other=orig+,s=~,i=~,doc=r-1-4~1#1">
            <text:p>:m RES 1*4 / free# JVEMV6 68#_19:s-3 / 68. theoretical-physics(tp) / w=双対基底；内積空間,topics=双対,other=orig+,s=~,i=~,doc=r-1-4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9_17-26-40_000.jpg</text:p>
          </table:table-cell>
          <table:table-cell table:style-name="ce20" office:value-type="string">
            <text:p>:m RES 2*4 / free# JVEMV6 68#_19:s-3 / 68. theoretical-physics(tp) / w=~,topics=双対,other=orig+,s=~,i=~,doc=r-1-4~1#1</text:p>
          </table:table-cell>
          <table:table-cell table:style-name="ce17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7]=&quot;&quot;;[.C7];CONCATENATE([.C7];&quot; / &quot;;[.E7]))" office:value-type="string" office:string-value=":m RES 2*4 / free# JVEMV6 68#_19:s-3 / 68. theoretical-physics(tp) / w=~,topics=双対,other=orig+,s=~,i=~,doc=r-1-4~1#1">
            <text:p>:m RES 2*4 / free# JVEMV6 68#_19:s-3 / 68. theoretical-physics(tp) / w=~,topics=双対,other=orig+,s=~,i=~,doc=r-1-4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9_17-27-04_000.jpg</text:p>
          </table:table-cell>
          <table:table-cell table:style-name="ce19" office:value-type="string">
            <text:p>:m RES 3*4 / free# JVEMV6 68#_19:s-3 / 68. theoretical-physics(tp) / w=距離空間；距離関数；ノルム,topics=双対,other=まとめ+,s=~,i=~,doc=r-1-4~1#1</text:p>
          </table:table-cell>
          <table:table-cell table:style-name="ce20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8" table:formula="of:=IF([.E8]=&quot;&quot;;[.C8];CONCATENATE([.C8];&quot; / &quot;;[.E8]))" office:value-type="string" office:string-value=":m RES 3*4 / free# JVEMV6 68#_19:s-3 / 68. theoretical-physics(tp) / w=距離空間；距離関数；ノルム,topics=双対,other=まとめ+,s=~,i=~,doc=r-1-4~1#1">
            <text:p>:m RES 3*4 / free# JVEMV6 68#_19:s-3 / 68. theoretical-physics(tp) / w=距離空間；距離関数；ノルム,topics=双対,other=まとめ+,s=~,i=~,doc=r-1-4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9_17-27-57_000.jpg</text:p>
          </table:table-cell>
          <table:table-cell table:style-name="ce17" office:value-type="string">
            <text:p>:m RES 4*4 / free# JVEMV6 68#_19:s-3 / 68. theoretical-physics(tp) / w=~,topics=双対；位相空間；ノルム空間；内積空間,other=まとめ+,s=~,i=~,doc=r-1-4~1#1</text:p>
          </table:table-cell>
          <table:table-cell table:style-name="ce19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8" table:formula="of:=IF([.E9]=&quot;&quot;;[.C9];CONCATENATE([.C9];&quot; / &quot;;[.E9]))" office:value-type="string" office:string-value=":m RES 4*4 / free# JVEMV6 68#_19:s-3 / 68. theoretical-physics(tp) / w=~,topics=双対；位相空間；ノルム空間；内積空間,other=まとめ+,s=~,i=~,doc=r-1-4~1#1">
            <text:p>:m RES 4*4 / free# JVEMV6 68#_19:s-3 / 68. theoretical-physics(tp) / w=~,topics=双対；位相空間；ノルム空間；内積空間,other=まとめ+,s=~,i=~,doc=r-1-4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9_21-03-39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20_03-51-04_000.jpg</text:p>
          </table:table-cell>
          <table:table-cell table:style-name="ce19" office:value-type="string">
            <text:p>:m :PHOTO 寝た時刻 / 2020 / other=この時刻以前に、うたた寝。この時刻にふと目覚めて、寝直した</text:p>
          </table:table-cell>
          <table:table-cell table:style-name="ce19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8" table:formula="of:=IF([.E11]=&quot;&quot;;[.C11];CONCATENATE([.C11];&quot; / &quot;;[.E11]))" office:value-type="string" office:string-value=":m :PHOTO 寝た時刻 / 2020 / other=この時刻以前に、うたた寝。この時刻にふと目覚めて、寝直した">
            <text:p>:m :PHOTO 寝た時刻 / 2020 / other=この時刻以前に、うたた寝。この時刻にふと目覚めて、寝直し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20_07-46-43_000.jpg</text:p>
          </table:table-cell>
          <table:table-cell table:style-name="ce20" office:value-type="string">
            <text:p>:m :? #*# / topic=「双対」について / content=CO2変換プラントにとっての、「双対」は、なんだろうか？；数学の中に、この世界のありさまが、表されている、という考え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8" table:formula="of:=IF([.E12]=&quot;&quot;;[.C12];CONCATENATE([.C12];&quot; / &quot;;[.E12]))" office:value-type="string" office:string-value=":m :? #*# / topic=「双対」について / content=CO2変換プラントにとっての、「双対」は、なんだろうか？；数学の中に、この世界のありさまが、表されている、という考え">
            <text:p>:m :? #*# / topic=「双対」について / content=CO2変換プラントにとっての、「双対」は、なんだろうか？；数学の中に、この世界のありさまが、表されている、という考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20_07-54-29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356384 E-139-34-49.819335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20_08-19-25_000.jpg</text:p>
          </table:table-cell>
          <table:table-cell table:style-name="ce17" office:value-type="string">
            <text:p>:m :PHOTO 起きた時刻 / 2020 / other=３０分ぐらい前</text:p>
          </table:table-cell>
          <table:table-cell table:style-name="ce20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8" table:formula="of:=IF([.E14]=&quot;&quot;;[.C14];CONCATENATE([.C14];&quot; / &quot;;[.E14]))" office:value-type="string" office:string-value=":m :PHOTO 起きた時刻 / 2020 / other=３０分ぐらい前">
            <text:p>:m :PHOTO 起きた時刻 / 2020 / other=３０分ぐらい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9_22-03-07_000.mid</text:p>
          </table:table-cell>
          <table:table-cell table:style-name="ce8" office:value-type="string">
            <text:p>:in-mid / app=perfect-piano / 演奏、play / id-2021-0619-1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in-mid / app=perfect-piano / 演奏、play / id-2021-0619-1 / category=~,inst=shino,for=~,genre=~">
            <text:p>:in-mid / app=perfect-piano / 演奏、play / id-2021-0619-1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6-20_01-15-10_000.mp4</text:p>
          </table:table-cell>
          <table:table-cell table:style-name="ce8" office:value-type="string">
            <text:p>:VIDEO / @自室 / 記録 / jap.flute-bamboo / 演奏、play / b-2021-0620-1 / genr=free-play,key=~,for=~,memo=~,tempo=~,Re~,R=1,notes=~,other=~<text:tab/></text:p>
          </table:table-cell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-bamboo / 演奏、play / b-2021-0620-1 / genr=free-play,key=~,for=~,memo=~,tempo=~,Re~,R=1,notes=~,other=~&#9;">
            <text:p>:VIDEO / @自室 / 記録 / jap.flute-bamboo / 演奏、play / b-2021-0620-1 / genr=free-play,key=~,for=~,memo=~,tempo=~,Re~,R=1,notes=~,other=~<text:tab/>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0">2021/06/20</text:date>, <text:time>10:0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0T10:02:58.88</dc:date>
    <dc:creator>iwabuchi ken</dc:creator>
    <meta:editing-duration>P34DT14H7M42S</meta:editing-duration>
    <meta:editing-cycles>12750</meta:editing-cycles>
    <meta:document-statistic meta:table-count="1" meta:cell-count="365" meta:object-count="0"/>
  </office:meta>
</office:document-meta>
</file>